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contents123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no Novak</meta:initial-creator>
    <meta:creation-date>2011-07-29T13:28:08</meta:creation-date>
    <dc:date>2019-03-17T16:43:53</dc:date>
    <meta:editing-duration>PT1M10S</meta:editing-duration>
    <meta:editing-cycles>3</meta:editing-cycles>
    <meta:generator>OpenOffice/4.1.4$Unix OpenOffice.org_project/414m5$Build-9788</meta:generator>
    <meta:document-statistic meta:table-count="0" meta:image-count="0" meta:object-count="0" meta:page-count="1" meta:paragraph-count="1" meta:word-count="2" meta:character-count="21"/>
  </office:meta>
</office:document-meta>
</file>